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itstream Vera Sans" svg:font-family="'Bitstream Vera San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Gros_20_titre" style:master-page-name="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itle/></text:p>
      <text:h text:style-name="Heading_20_1" text:outline-level="1">Think</text:h>
      <text:p text:style-name="Text_20_body">Think about accuracy</text:p>
      <text:p text:style-name="Text_20_body">Maths within constraints?</text:p>
      <text:p text:style-name="Text_20_body">lpvariabletype should be variable domain?</text:p>
      <text:p text:style-name="Text_20_body"><text:tab/>INT, REAL, BOOL</text:p>
      <text:p text:style-name="Text_20_body">Try to stick to glossary.computing.society.informs.org/</text:p>
      <text:h text:style-name="Heading_20_1" text:outline-level="1">Ask</text:h>
      <text:p text:style-name="Text_20_body">Rename LpProblem to MathProg?</text:p>
      <text:p text:style-name="Text_20_body">Use SolverBrand instead of SolverType?</text:p>
      <text:h text:style-name="Heading_20_1" text:outline-level="1">Doc</text:h>
      <text:p text:style-name="Text_20_body">Name is appropriate for constraint namer function!</text:p>
      <text:h text:style-name="Heading_20_1" text:outline-level="1">Test</text:h>
      <text:p text:style-name="Text_20_body">Resultalone: duration, resultstatus, solution with possibly no problem, possibly parameters</text:p>
      <text:p text:style-name="Text_20_body">1) with save: give a result</text:p>
      <text:p text:style-name="Text_20_body">2) without save: give access to solutionalone if no change, duration, resultstatus, parameters <text:span text:style-name="T1">if no change</text:span><text:span text:style-name="T2">, solution with problem if no chang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Vera Sans" svg:font-family="'Bitstream Vera San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en" fo:country="US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page-number="auto" fo:keep-with-next="always"/>
      <style:text-properties style:font-name="Bitstream Vera Sans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5%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05%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4pt" fo:font-style="normal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style:text-underline-style="dash" style:text-underline-width="auto" style:text-underline-color="font-color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2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12pt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2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2pt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réé" style:family="paragraph" style:parent-style-name="Salutation" style:next-style-name="Standard" style:class="text">
      <style:paragraph-properties fo:text-align="start" style:justify-single-word="false"/>
      <style:text-properties fo:font-size="10pt"/>
    </style:style>
    <style:style style:name="Gros_20_titre" style:display-name="Gros titre" style:family="paragraph" style:parent-style-name="Title" style:next-style-name="Heading_20_1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xampl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Nom" style:family="text">
      <style:text-properties fo:font-variant="small-cap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style style:name="M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Standard">
      <style:header>
        <text:section text:style-name="MSect1" text:name="En-tête">
          <text:p text:style-name="Header">Olivier <text:span text:style-name="Nom">Cailloux</text:span></text:p>
          <text:p text:style-name="MP2"><text:date style:data-style-name="N76" text:date-value="2012-11-24T16:01:47" text:fixed="true">November 24, 2012</text:date></text:p>
        </text:section>
      </style:header>
      <style:footer>
        <text:p text:style-name="MP1"><text:page-number text:select-page="current">1</text:page-number></text:p>
      </style:footer>
    </style:master-page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2-11-24T16:01:47</meta:creation-date>
    <meta:editing-cycles>9</meta:editing-cycles>
    <meta:editing-duration>PT13H10M35S</meta:editing-duration>
    <meta:initial-creator>Olivier Cailloux</meta:initial-creator>
    <dc:date>2012-12-20T18:49:17</dc:date>
    <dc:creator>Olivier Cailloux</dc:creator>
    <meta:document-statistic meta:table-count="0" meta:image-count="0" meta:object-count="0" meta:page-count="1" meta:paragraph-count="20" meta:word-count="84" meta:character-count="586"/>
    <meta:user-defined meta:name="Info 1"/>
    <meta:user-defined meta:name="Info 2"/>
    <meta:user-defined meta:name="Info 3"/>
    <meta:user-defined meta:name="Info 4"/>
  </office:meta>
</office:document-meta>
</file>